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fo:language="nl" fo:country="NL" style:font-size-asian="11pt" style:font-size-complex="11pt"/>
    </style:style>
    <style:style style:name="P3" style:family="paragraph" style:parent-style-name="Standard">
      <style:text-properties style:font-name="Arial" fo:font-size="11pt" fo:language="nl" fo:country="NL" officeooo:rsid="0000f170" officeooo:paragraph-rsid="0000f170" style:font-size-asian="9.60000038146973pt" style:font-size-complex="11pt"/>
    </style:style>
    <style:style style:name="P4" style:family="paragraph" style:parent-style-name="Standard">
      <style:text-properties style:font-name="Arial" fo:font-size="11pt" fo:language="nl" fo:country="NL" officeooo:rsid="00015b54" officeooo:paragraph-rsid="00015b54" style:font-size-asian="9.60000038146973pt" style:font-size-complex="11pt"/>
    </style:style>
    <style:style style:name="P5" style:family="paragraph" style:parent-style-name="Standard">
      <style:text-properties style:font-name="Arial" fo:font-size="11pt" fo:language="nl" fo:country="NL" officeooo:rsid="00020535" officeooo:paragraph-rsid="00020535" style:font-size-asian="9.60000038146973pt" style:font-size-complex="11pt"/>
    </style:style>
    <style:style style:name="P6" style:family="paragraph" style:parent-style-name="Standard">
      <style:text-properties style:font-name="Arial" fo:font-size="11pt" fo:language="nl" fo:country="NL" fo:font-weight="bold" officeooo:rsid="0000f170" officeooo:paragraph-rsid="0000f170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4pt" fo:language="nl" fo:country="NL" officeooo:rsid="0000f170" officeooo:paragraph-rsid="0000f170" style:font-size-asian="12.25pt" style:font-size-complex="14pt"/>
    </style:style>
    <style:style style:name="T1" style:family="text">
      <style:text-properties officeooo:rsid="0000f1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Variabelen:<text:tab/><text:tab/><text:tab/><text:tab/><text:tab/><text:tab/>Beschrijving:</text:p>
      <text:p text:style-name="P2"/>
      <text:p text:style-name="P2">final int ZWART = #000000; <text:tab/><text:tab/><text:tab/><text:tab/><text:span text:style-name="T1">Dit is de achtergrondkleur van het scherm</text:span></text:p>
      <text:p text:style-name="P2">final int WIT = #FFFFFF;<text:tab/><text:tab/><text:tab/><text:tab/><text:span text:style-name="T1">De kleur wit vastgezet</text:span></text:p>
      <text:p text:style-name="P2">final int GROEN = #ADF5E3;<text:tab/><text:tab/><text:tab/><text:tab/><text:span text:style-name="T1">De kleur groen vastgezet</text:span></text:p>
      <text:p text:style-name="P2">int KLEUR_ROBOT;<text:tab/><text:tab/><text:tab/><text:tab/><text:tab/><text:span text:style-name="T1">De kleur van de robot</text:span></text:p>
      <text:p text:style-name="P2">int KLEUR_LADING;<text:tab/><text:tab/><text:tab/><text:tab/><text:tab/><text:span text:style-name="T1">De kleur van de lading</text:span></text:p>
      <text:p text:style-name="P2">int xPos_robot;<text:tab/><text:tab/><text:tab/><text:tab/><text:tab/><text:span text:style-name="T1">De positie op de x-as van de robot</text:span><text:tab/><text:tab/><text:tab/><text:tab/></text:p>
      <text:p text:style-name="P2">int yPos_robot;<text:tab/><text:tab/><text:tab/><text:tab/><text:tab/><text:span text:style-name="T1">De positie op de y-as van de robot</text:span></text:p>
      <text:p text:style-name="P2">int breedte_robot;<text:tab/><text:tab/><text:tab/><text:tab/><text:tab/><text:span text:style-name="T1">De breedte van de robot</text:span></text:p>
      <text:p text:style-name="P2">int hoogte_robot;<text:tab/><text:tab/><text:tab/><text:tab/><text:tab/><text:span text:style-name="T1">De hoogte van de robot</text:span></text:p>
      <text:p text:style-name="P2">int xPos_lading;<text:tab/><text:tab/><text:tab/><text:tab/><text:tab/><text:span text:style-name="T1">De positie op de x-as van de lading</text:span></text:p>
      <text:p text:style-name="P2">int yPos_lading;<text:tab/><text:tab/><text:tab/><text:tab/><text:tab/><text:span text:style-name="T1">De positie op de y-as van de lading</text:span></text:p>
      <text:p text:style-name="P2">int diameter_cirkel;<text:tab/><text:tab/><text:tab/><text:tab/><text:tab/><text:span text:style-name="T1">De diameter van de lading (cirkel)</text:span></text:p>
      <text:p text:style-name="P2">int middelpunt_robot;<text:tab/><text:tab/><text:tab/><text:tab/><text:tab/><text:span text:style-name="T1">Het middelpunt van de robot</text:span></text:p>
      <text:p text:style-name="P2">int middelpunt_lading;<text:tab/><text:tab/><text:tab/><text:tab/><text:span text:style-name="T1">Het middelpunt van de lading</text:span></text:p>
      <text:p text:style-name="P2"/>
      <text:p text:style-name="P2"/>
      <text:p text:style-name="P7">Events:</text:p>
      <text:p text:style-name="P7"/>
      <text:p text:style-name="P3">keyPressed()</text:p>
      <text:p text:style-name="P3"/>
      <text:p text:style-name="P6">- Verplaatsing van de robot.</text:p>
      <text:p text:style-name="P3"/>
      <text:p text:style-name="P3">Op het moment dat de gebruiker de pijltjestoetsen indrukt dan moet de robot (vierkant) in de gewenste richting verplaatsen. Gewenste richtingen zijn: UP, DOWN, LEFT, RIGHT.</text:p>
      <text:p text:style-name="P5">De gewenste richting is te realiseren door de positie op de assen met, in dit geval, 2 te vergroten.</text:p>
      <text:p text:style-name="P6"/>
      <text:p text:style-name="P6">- Oppakken lading</text:p>
      <text:p text:style-name="P3"/>
      <text:p text:style-name="P3">Op het moment dat de gebruiker met de robot <text:s/>(vierkant) op de lading (cirkel) staat en op Enter drukt dan dient de robot de lading mee te nemen.</text:p>
      <text:p text:style-name="P4"/>
      <text:p text:style-name="P4">Met op de lading staan bedoel ik het volgende: als het middelpunt van de robot hetzelfde is als het middelpunt van de lading, neem dan de lading mee.</text:p>
      <text:p text:style-name="P6"/>
      <text:p text:style-name="P6">- Loslaten lading</text:p>
      <text:p text:style-name="P3"/>
      <text:p text:style-name="P3">Op het moment dat dat de gebruiker op Enter drukt dient de robot de lading los te laten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10T09:52:31.114000000</dc:date>
    <meta:editing-duration>PT30M12S</meta:editing-duration>
    <meta:editing-cycles>3</meta:editing-cycles>
    <meta:document-statistic meta:table-count="0" meta:image-count="0" meta:object-count="0" meta:page-count="1" meta:paragraph-count="25" meta:word-count="254" meta:character-count="1506" meta:non-whitespace-character-count="1214"/>
  </office:meta>
</office:document-meta>
</file>